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497f6"/>
    </style:style>
    <style:style style:name="T2" style:family="text">
      <style:text-properties fo:color="#ffc66d" style:font-name="DejaVu Sans Mono" fo:font-size="9pt"/>
    </style:style>
    <style:style style:name="T3" style:family="text">
      <style:text-properties fo:color="#a9b7c6" style:font-name="DejaVu Sans Mono" fo:font-size="9pt"/>
    </style:style>
    <style:style style:name="T4" style:family="text">
      <style:text-properties fo:color="#cc7832" style:font-name="DejaVu Sans Mono" fo:font-size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perSelection.py</text:p>
      <text:p text:style-name="Standard">- select_papers_in_topic (directory_list, keywords, output_file, stop_early)</text:p>
      <text:p text:style-name="Standard">- open_xml_paper ( filename)</text:p>
      <text:p text:style-name="Standard"/>
      <text:p text:style-name="Standard">→ Search for a list of viruses</text:p>
      <text:p text:style-name="Standard"/>
      <text:p text:style-name="Standard"/>
      <text:p text:style-name="Standard">dataCollection.py</text:p>
      <text:p text:style-name="Standard">- build_keywords (keywords_file)</text:p>
      <text:p text:style-name="Standard"/>
      <text:p text:style-name="Standard">- add_to_near_occ_dict (to_add, keyword, phase, near_occ_dic)</text:p>
      <text:p text:style-name="Standard">- add_to_debug_dict (to_add, keyword, phase, debug_info_dict)</text:p>
      <text:p text:style-name="Standard"/>
      <text:p text:style-name="Standard">- count_near_occ_by_distance (word, kw_i, distance, content, near_occ_dict, debug_info_dict)</text:p>
      <text:p text:style-name="Standard">- count_near_occurrences (papers_directory, keywords_file, distance)</text:p>
      <text:p text:style-name="Standard">- combine_counts_all_papers (index_file)</text:p>
      <text:p text:style-name="Standard">- combine_counts_alternate_names (index, paper_counts, keywords_fil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7:50:22.774252768</meta:creation-date>
    <dc:date>2019-12-07T17:03:05.185905215</dc:date>
    <meta:editing-duration>PT3H10M49S</meta:editing-duration>
    <meta:editing-cycles>1</meta:editing-cycles>
    <meta:document-statistic meta:table-count="0" meta:image-count="0" meta:object-count="0" meta:page-count="1" meta:paragraph-count="12" meta:word-count="55" meta:character-count="591" meta:non-whitespace-character-count="548"/>
    <meta:generator>LibreOffice/6.0.7.3$Linux_X86_64 LibreOffice_project/00m0$Build-3</meta:generator>
  </office:meta>
</office:document-meta>
</file>